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ksaman1" svg:font-family="Laksaman"/>
    <style:font-face style:name="Lohit Devanagari1" svg:font-family="'Lohit Devanagari'"/>
    <style:font-face style:name="DejaVu Sans Condensed1" svg:font-family="'DejaVu Sans Condensed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Gargi" svg:font-family="Gargi" style:font-pitch="variable"/>
    <style:font-face style:name="Garuda" svg:font-family="Garuda" style:font-pitch="variable"/>
    <style:font-face style:name="Gubbi" svg:font-family="Gubbi" style:font-pitch="variable"/>
    <style:font-face style:name="KacstDecorative" svg:font-family="KacstDecorative" style:font-pitch="variable"/>
    <style:font-face style:name="KacstDigital" svg:font-family="KacstDigital" style:font-pitch="variable"/>
    <style:font-face style:name="KacstOffice" svg:font-family="KacstOffice" style:font-pitch="variable"/>
    <style:font-face style:name="KacstPoster" svg:font-family="KacstPoster" style:font-pitch="variable"/>
    <style:font-face style:name="KacstTitle" svg:font-family="KacstTitle" style:font-pitch="variable"/>
    <style:font-face style:name="Kalapi" svg:font-family="Kalapi" style:font-pitch="variable"/>
    <style:font-face style:name="Laksaman" svg:font-family="Laksaman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16pt" officeooo:paragraph-rsid="000fbb38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6pt" officeooo:rsid="001c5aa5" officeooo:paragraph-rsid="001c5aa5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DejaVu Sans Condensed"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16pt" officeooo:paragraph-rsid="000fbb38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Laksaman" fo:font-size="16pt" officeooo:paragraph-rsid="000fbb38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Laksaman" fo:font-size="16pt" officeooo:paragraph-rsid="00104de9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Laksaman" fo:font-size="16pt" officeooo:paragraph-rsid="001c5aa5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Laksaman" fo:font-size="16pt" officeooo:paragraph-rsid="0021f546" style:font-size-asian="16pt" style:font-size-complex="16pt"/>
    </style:style>
    <style:style style:name="P11" style:family="paragraph" style:parent-style-name="Standard">
      <style:paragraph-properties fo:line-height="80%" fo:text-align="center" style:justify-single-word="false"/>
      <style:text-properties style:font-name="Laksaman" fo:font-size="16pt" officeooo:paragraph-rsid="0021f546" style:font-size-asian="16pt" style:font-size-complex="16pt"/>
    </style:style>
    <style:style style:name="P12" style:family="paragraph" style:parent-style-name="Standard">
      <style:paragraph-properties fo:line-height="80%" fo:text-align="center" style:justify-single-word="false"/>
      <style:text-properties style:font-name="Laksaman" fo:font-size="16pt" officeooo:paragraph-rsid="000fbb38" style:font-size-asian="16pt" style:font-size-complex="16pt"/>
    </style:style>
    <style:style style:name="P13" style:family="paragraph" style:parent-style-name="Standard">
      <style:paragraph-properties fo:line-height="80%" fo:text-align="center" style:justify-single-word="false"/>
      <style:text-properties style:font-name="Laksaman" fo:font-size="16pt" officeooo:paragraph-rsid="0021f546" fo:background-color="transparent" style:font-size-asian="16pt" style:font-size-complex="16pt"/>
    </style:style>
    <style:style style:name="P14" style:family="paragraph" style:parent-style-name="Standard">
      <style:paragraph-properties fo:line-height="70%" fo:text-align="center" style:justify-single-word="false"/>
      <style:text-properties style:font-name="Laksaman" fo:font-size="18pt" fo:font-style="italic" fo:font-weight="bold" officeooo:paragraph-rsid="002d9ceb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line-height="70%" fo:text-align="center" style:justify-single-word="false"/>
      <style:text-properties style:font-name="Laksaman" fo:font-size="11pt" fo:font-style="italic" officeooo:paragraph-rsid="002d9ceb" fo:background-color="#eeeeee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NanumGothic" fo:font-size="16pt" officeooo:paragraph-rsid="000fbb38" style:font-size-asian="16pt" style:font-size-complex="16pt"/>
    </style:style>
    <style:style style:name="T1" style:family="text">
      <style:text-properties officeooo:rsid="000fbb38"/>
    </style:style>
    <style:style style:name="T2" style:family="text">
      <style:text-properties fo:font-weight="bold" officeooo:rsid="000fbb38" style:font-weight-asian="bold" style:font-weight-complex="bold"/>
    </style:style>
    <style:style style:name="T3" style:family="text">
      <style:text-properties fo:font-weight="bold" officeooo:rsid="001c5aa5" style:font-weight-asian="bold" style:font-weight-complex="bold"/>
    </style:style>
    <style:style style:name="T4" style:family="text">
      <style:text-properties fo:font-weight="bold" officeooo:rsid="002b97d3" style:font-weight-asian="bold" style:font-weight-complex="bold"/>
    </style:style>
    <style:style style:name="T5" style:family="text">
      <style:text-properties fo:font-weight="bold" officeooo:rsid="002d9ceb" style:font-weight-asian="bold" style:font-weight-complex="bold"/>
    </style:style>
    <style:style style:name="T6" style:family="text">
      <style:text-properties fo:font-weight="bold" officeooo:rsid="000fbb38" fo:background-color="#eeeeee" loext:char-shading-value="0" style:font-weight-asian="bold" style:font-weight-complex="bold"/>
    </style:style>
    <style:style style:name="T7" style:family="text">
      <style:text-properties fo:font-weight="bold" officeooo:rsid="000fbb38" fo:background-color="#eeeeee" loext:char-shading-value="0" style:font-weight-asian="bold" style:font-weight-complex="bold"/>
    </style:style>
    <style:style style:name="T8" style:family="text">
      <style:text-properties fo:font-weight="bold" officeooo:rsid="000fbb38" fo:background-color="transparent" loext:char-shading-value="0" style:font-weight-asian="bold" style:font-weight-complex="bold"/>
    </style:style>
    <style:style style:name="T9" style:family="text">
      <style:text-properties fo:font-weight="normal" officeooo:rsid="000fbb38" style:font-weight-asian="normal" style:font-weight-complex="normal"/>
    </style:style>
    <style:style style:name="T10" style:family="text">
      <style:text-properties fo:font-weight="normal" officeooo:rsid="002b97d3" style:font-weight-asian="normal" style:font-weight-complex="normal"/>
    </style:style>
    <style:style style:name="T11" style:family="text">
      <style:text-properties fo:font-weight="normal" officeooo:rsid="002d9ceb" style:font-weight-asian="normal" style:font-weight-complex="normal"/>
    </style:style>
    <style:style style:name="T12" style:family="text">
      <style:text-properties fo:font-style="italic" officeooo:rsid="000fbb38" style:font-style-asian="italic" style:font-style-complex="italic"/>
    </style:style>
    <style:style style:name="T13" style:family="text">
      <style:text-properties fo:font-style="italic" fo:font-weight="bold" officeooo:rsid="001c5aa5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c5aa5" style:font-style-asian="italic" style:font-weight-asian="bold" style:font-style-complex="italic" style:font-weight-complex="bold" fo:background-color="#ffffff"/>
    </style:style>
    <style:style style:name="T15" style:family="text">
      <style:text-properties fo:font-style="italic" fo:font-weight="bold" officeooo:rsid="000fbb38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0c822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0c822" style:font-style-asian="italic" style:font-weight-asian="bold" style:font-style-complex="italic" style:font-weight-complex="bold" fo:background-color="#ffffff"/>
    </style:style>
    <style:style style:name="T18" style:family="text">
      <style:text-properties fo:font-style="italic" fo:font-weight="bold" officeooo:rsid="0024a8f0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0c822" fo:background-color="#eeeeee" loext:char-shading-value="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0c822" fo:background-color="#eeeeee" loext:char-shading-value="0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c5aa5" fo:background-color="#eeeeee" loext:char-shading-value="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c5aa5" fo:background-color="#eeeeee" loext:char-shading-value="0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officeooo:rsid="0024a8f0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solid" style:text-underline-width="auto" style:text-underline-color="#cccccc" fo:font-weight="bold" officeooo:rsid="000fbb38" style:font-style-asian="italic" style:font-weight-asian="bold" style:font-style-complex="italic" style:font-weight-complex="bold"/>
    </style:style>
    <style:style style:name="T25" style:family="text">
      <style:text-properties fo:font-style="normal" fo:font-weight="normal" officeooo:rsid="0020c822" style:font-style-asian="normal" style:font-weight-asian="normal" style:font-style-complex="normal" style:font-weight-complex="normal"/>
    </style:style>
    <style:style style:name="T26" style:family="text">
      <style:text-properties fo:font-size="12pt" fo:font-style="normal" fo:font-weight="normal" officeooo:rsid="00233511" fo:background-color="#eeeeee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20c822" fo:background-color="#eeeeee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italic" fo:font-weight="bold" officeooo:rsid="0020c822" fo:background-color="#eeeeee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font-size="11pt" fo:font-style="normal" fo:font-weight="normal" officeooo:rsid="00233511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size="11pt" fo:font-style="normal" fo:font-weight="normal" officeooo:rsid="0020c822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font-style="normal" fo:font-weight="normal" officeooo:rsid="00233511" fo:background-color="#eeeeee" loext:char-shading-value="0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font-style="normal" fo:font-weight="normal" officeooo:rsid="00233511" fo:background-color="#eeeeee" loext:char-shading-value="0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font-style="normal" fo:font-weight="normal" officeooo:rsid="0020c822" fo:background-color="#eeeeee" loext:char-shading-value="0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size="11pt" fo:font-style="normal" fo:font-weight="normal" officeooo:rsid="0020c822" fo:background-color="#eeeeee" loext:char-shading-value="0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size="11pt" fo:font-style="italic" fo:font-weight="bold" officeooo:rsid="0020c822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fo:font-size="11pt" fo:font-style="italic" fo:font-weight="bold" officeooo:rsid="0020c822" fo:background-color="#eeeeee" loext:char-shading-value="0" style:font-size-asian="11pt" style:font-style-asian="italic" style:font-weight-asian="bold" style:font-size-complex="11pt" style:font-style-complex="italic" style:font-weight-complex="bold"/>
    </style:style>
    <style:style style:name="T37" style:family="text">
      <style:text-properties fo:font-size="11pt" fo:font-style="italic" fo:font-weight="bold" officeooo:rsid="0020c822" fo:background-color="#eeeeee" loext:char-shading-value="0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font-size="14pt" officeooo:rsid="000fbb38" style:font-size-asian="14pt" style:font-size-complex="14pt"/>
    </style:style>
    <style:style style:name="T39" style:family="text">
      <style:text-properties fo:font-size="14pt" fo:font-weight="normal" officeooo:rsid="002d9ceb" style:font-size-asian="14pt" style:font-weight-asian="normal" style:font-size-complex="14pt" style:font-weight-complex="normal"/>
    </style:style>
    <style:style style:name="T40" style:family="text">
      <style:text-properties fo:font-size="18pt" fo:font-style="italic" fo:font-weight="bold" officeooo:rsid="0020c822" style:font-size-asian="18pt" style:font-style-asian="italic" style:font-weight-asian="bold" style:font-size-complex="18pt" style:font-style-complex="italic" style:font-weight-complex="bold"/>
    </style:style>
    <style:style style:name="T41" style:family="text">
      <style:text-properties fo:font-size="18pt" fo:font-style="italic" fo:font-weight="bold" officeooo:rsid="001c5aa5" style:font-size-asian="18pt" style:font-style-asian="italic" style:font-weight-asian="bold" style:font-size-complex="18pt" style:font-style-complex="italic" style:font-weight-complex="bold"/>
    </style:style>
    <style:style style:name="T42" style:family="text">
      <style:text-properties officeooo:rsid="002d9ceb"/>
    </style:style>
    <style:style style:name="T43" style:family="text">
      <style:text-properties style:font-name="DejaVu Sans Condensed1" officeooo:rsid="002d9ceb" style:font-name-asian="DejaVu Sans Condensed1" style:font-name-complex="DejaVu Sans Condensed1"/>
    </style:style>
    <style:style style:name="T44" style:family="text">
      <style:text-properties officeooo:rsid="002d9ceb" style:font-name-asian="WenQuanYi Micro Hei" style:font-name-complex="Lohit Devanagari"/>
    </style:style>
    <style:style style:name="T45" style:family="text">
      <style:text-properties fo:font-size="17pt" fo:font-style="italic" fo:font-weight="bold" officeooo:rsid="0020c822" style:font-size-asian="17pt" style:font-style-asian="italic" style:font-weight-asian="bold" style:font-size-complex="17pt" style:font-style-complex="italic" style:font-weight-complex="bold"/>
    </style:style>
    <style:style style:name="T46" style:family="text">
      <style:text-properties fo:font-size="17pt" fo:font-style="italic" fo:font-weight="bold" officeooo:rsid="001c5aa5" style:font-size-asian="17pt" style:font-style-asian="italic" style:font-weight-asian="bold" style:font-size-complex="17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1"><text:span text:style-name="T2"/></text:p>
      <text:p text:style-name="P5"><text:span text:style-name="T2">Healthzuilla</text:span><text:span text:style-name="T9">.</text:span><text:span text:style-name="T1">Scale</text:span></text:p>
      <text:p text:style-name="P4"/>
      <text:p text:style-name="P3"/>
      <text:p text:style-name="P2"><text:span text:style-name="T2">Healthzuilla</text:span></text:p>
      <text:p text:style-name="P2"><text:span text:style-name="T43">•</text:span><text:span text:style-name="T44"> </text:span><text:span text:style-name="T42">S <text:s/>C <text:s/>A <text:s/>L <text:s/>E </text:span><text:span text:style-name="T43">•</text:span></text:p>
      <text:p text:style-name="P2"/>
      <text:p text:style-name="P16"><text:span text:style-name="T8">H</text:span><text:span text:style-name="T2">ealth</text:span><text:span text:style-name="T4">`Z</text:span><text:span text:style-name="T2">uilla</text:span></text:p>
      <text:p text:style-name="P16"><text:span text:style-name="T1">S <text:s/>C <text:s/>A <text:s/>L <text:s/>E</text:span></text:p>
      <text:p text:style-name="P6"/>
      <text:p text:style-name="P12"><text:span text:style-name="T24">Healthzuilla</text:span><text:span text:style-name="T15"><text:line-break/></text:span><text:span text:style-name="T18"> f</text:span><text:span text:style-name="T23">ood s</text:span><text:span text:style-name="T12">cale</text:span></text:p>
      <text:p text:style-name="P7"/>
      <text:p text:style-name="P14"><text:span text:style-name="T1">Healthzuilla</text:span></text:p>
      <text:p text:style-name="P15"><text:span text:style-name="T11">so precise, yet so nasty !</text:span></text:p>
      <text:p text:style-name="P8"><text:span text:style-name="T2"/></text:p>
      <text:p text:style-name="P11"><text:span text:style-name="T45">h</text:span><text:span text:style-name="T46">ealthzuilla</text:span><text:span text:style-name="T13"><text:line-break/></text:span><text:span text:style-name="T26">precision f</text:span><text:span text:style-name="T27">ood</text:span><text:span text:style-name="T28"> </text:span><text:span text:style-name="T27">scale</text:span></text:p>
      <text:p text:style-name="P10"><text:span text:style-name="T25"/></text:p>
      <text:p text:style-name="P13"><text:span text:style-name="T16">h</text:span><text:span text:style-name="T13">ealthzuilla</text:span><text:span text:style-name="T3"><text:line-break/></text:span><text:span text:style-name="T1">S <text:s/>C <text:s/>A <text:s/>L <text:s/>E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ksaman1" svg:font-family="Laksaman"/>
    <style:font-face style:name="Lohit Devanagari1" svg:font-family="'Lohit Devanagari'"/>
    <style:font-face style:name="DejaVu Sans Condensed1" svg:font-family="'DejaVu Sans Condensed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Gargi" svg:font-family="Gargi" style:font-pitch="variable"/>
    <style:font-face style:name="Garuda" svg:font-family="Garuda" style:font-pitch="variable"/>
    <style:font-face style:name="Gubbi" svg:font-family="Gubbi" style:font-pitch="variable"/>
    <style:font-face style:name="KacstDecorative" svg:font-family="KacstDecorative" style:font-pitch="variable"/>
    <style:font-face style:name="KacstDigital" svg:font-family="KacstDigital" style:font-pitch="variable"/>
    <style:font-face style:name="KacstOffice" svg:font-family="KacstOffice" style:font-pitch="variable"/>
    <style:font-face style:name="KacstPoster" svg:font-family="KacstPoster" style:font-pitch="variable"/>
    <style:font-face style:name="KacstTitle" svg:font-family="KacstTitle" style:font-pitch="variable"/>
    <style:font-face style:name="Kalapi" svg:font-family="Kalapi" style:font-pitch="variable"/>
    <style:font-face style:name="Laksaman" svg:font-family="Laksaman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3:10:46.742396728</meta:creation-date>
    <dc:date>2018-08-02T17:14:45.146917147</dc:date>
    <meta:editing-duration>PT17H52M30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5" meta:character-count="194" meta:non-whitespace-character-count="156"/>
  </office:meta>
</office:document-meta>
</file>